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602cm" style:rel-column-width="6172*"/>
    </style:style>
    <style:style style:name="Táboa4.B" style:family="table-column">
      <style:table-column-properties style:column-width="3.851cm" style:rel-column-width="14844*"/>
    </style:style>
    <style:style style:name="Táboa4.C" style:family="table-column">
      <style:table-column-properties style:column-width="1.924cm" style:rel-column-width="7416*"/>
    </style:style>
    <style:style style:name="Táboa4.D" style:family="table-column">
      <style:table-column-properties style:column-width="1.926cm" style:rel-column-width="7423*"/>
    </style:style>
    <style:style style:name="Táboa4.E" style:family="table-column">
      <style:table-column-properties style:column-width="3.845cm" style:rel-column-width="14823*"/>
    </style:style>
    <style:style style:name="Táboa4.F" style:family="table-column">
      <style:table-column-properties style:column-width="0.005cm" style:rel-column-width="22*"/>
    </style:style>
    <style:style style:name="Táboa4.G" style:family="table-column">
      <style:table-column-properties style:column-width="1.919cm" style:rel-column-width="7396*"/>
    </style:style>
    <style:style style:name="Táboa4.H" style:family="table-column">
      <style:table-column-properties style:column-width="1.93cm" style:rel-column-width="743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2.806cm"/>
    </style:style>
    <style:style style:name="Táboa37.B" style:family="table-column">
      <style:table-column-properties style:column-width="7.089cm"/>
    </style:style>
    <style:style style:name="Táboa37.C" style:family="table-column">
      <style:table-column-properties style:column-width="7.091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C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C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2.833cm"/>
    </style:style>
    <style:style style:name="Táboa36.B" style:family="table-column">
      <style:table-column-properties style:column-width="2.36cm"/>
    </style:style>
    <style:style style:name="Táboa36.G" style:family="table-column">
      <style:table-column-properties style:column-width="2.362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G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G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3cm" style:rel-column-width="23144*"/>
    </style:style>
    <style:style style:name="Táboa38.B" style:family="table-column">
      <style:table-column-properties style:column-width="10.996cm"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3cm" style:rel-column-width="23144*"/>
    </style:style>
    <style:style style:name="Táboa39.B" style:family="table-column">
      <style:table-column-properties style:column-width="10.996cm"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51" style:family="table">
      <style:table-properties style:width="16.986cm" table:align="left" fo:keep-with-next="auto"/>
    </style:style>
    <style:style style:name="Táboa51.A" style:family="table-column">
      <style:table-column-properties style:column-width="5.999cm"/>
    </style:style>
    <style:style style:name="Táboa51.B" style:family="table-column">
      <style:table-column-properties style:column-width="10.987cm"/>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15" style:family="table">
      <style:table-properties style:width="16.986cm" table:align="left" fo:keep-with-next="auto"/>
    </style:style>
    <style:style style:name="Táboa15.A" style:family="table-column">
      <style:table-column-properties style:column-width="5.999cm"/>
    </style:style>
    <style:style style:name="Táboa15.B" style:family="table-column">
      <style:table-column-properties style:column-width="10.987cm"/>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4.498cm"/>
    </style:style>
    <style:style style:name="Táboa17.B" style:family="table-column">
      <style:table-column-properties style:column-width="3.436cm"/>
    </style:style>
    <style:style style:name="Táboa17.C" style:family="table-column">
      <style:table-column-properties style:column-width="9.052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C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C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19" style:family="table">
      <style:table-properties style:width="16.999cm" fo:margin-left="0cm" fo:margin-right="0cm" table:align="margins" fo:keep-with-next="auto"/>
    </style:style>
    <style:style style:name="Táboa19.A" style:family="table-column">
      <style:table-column-properties style:column-width="6.001cm" style:rel-column-width="23132*"/>
    </style:style>
    <style:style style:name="Táboa19.B" style:family="table-column">
      <style:table-column-properties style:column-width="10.998cm" style:rel-column-width="42403*"/>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2" style:family="table">
      <style:table-properties style:width="16.999cm" fo:margin-left="0cm" fo:margin-right="0cm" table:align="margins" fo:keep-with-next="auto"/>
    </style:style>
    <style:style style:name="Táboa22.A" style:family="table-column">
      <style:table-column-properties style:column-width="6.001cm" style:rel-column-width="23132*"/>
    </style:style>
    <style:style style:name="Táboa22.B" style:family="table-column">
      <style:table-column-properties style:column-width="10.998cm" style:rel-column-width="42403*"/>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28" style:family="table">
      <style:table-properties style:width="16.999cm" table:align="margins" fo:keep-with-next="auto"/>
    </style:style>
    <style:style style:name="Táboa28.A" style:family="table-column">
      <style:table-column-properties style:column-width="5.999cm" style:rel-column-width="23130*"/>
    </style:style>
    <style:style style:name="Táboa28.B" style:family="table-column">
      <style:table-column-properties style:column-width="11cm" style:rel-column-width="42405*"/>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0" style:family="table">
      <style:table-properties style:width="16.988cm" fo:margin-left="0cm" fo:margin-right="0.011cm" table:align="margins" fo:keep-with-next="auto"/>
    </style:style>
    <style:style style:name="Táboa30.A" style:family="table-column">
      <style:table-column-properties style:column-width="5.999cm" style:rel-column-width="23144*"/>
    </style:style>
    <style:style style:name="Táboa30.B" style:family="table-column">
      <style:table-column-properties style:column-width="10.989cm" style:rel-column-width="42391*"/>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able" style:master-page-name="">
      <style:paragraph-properties fo:keep-together="auto" fo:orphans="0" fo:widows="0" style:shadow="none"/>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Default" style:master-page-name="SW_5f_Index">
      <style:paragraph-properties fo:text-align="justify" style:justify-single-word="false"/>
    </style:style>
    <style:style style:name="P29" style:family="paragraph" style:parent-style-name="SW_5f_Title" style:master-page-name="SW_5f_FirstPage">
      <style:text-properties fo:font-size="32pt" style:font-size-asian="32pt" style:font-size-complex="32pt"/>
    </style:style>
    <style:style style:name="P30" style:family="paragraph" style:parent-style-name="SW_5f_Text" style:list-style-name="L6"/>
    <style:style style:name="P31" style:family="paragraph" style:parent-style-name="SW_5f_Text" style:list-style-name="L6"/>
    <style:style style:name="P32" style:family="paragraph" style:parent-style-name="SW_5f_Text" style:list-style-name="L7"/>
    <style:style style:name="P33" style:family="paragraph" style:parent-style-name="SW_5f_Text" style:list-style-name="L9"/>
    <style:style style:name="P34" style:family="paragraph" style:parent-style-name="SW_5f_Text" style:list-style-name="L9"/>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2"/>
    <style:style style:name="P38" style:family="paragraph" style:parent-style-name="SW_5f_List" style:list-style-name="L2"/>
    <style:style style:name="P39" style:family="paragraph" style:parent-style-name="SW_5f_List" style:list-style-name="L3"/>
    <style:style style:name="P40" style:family="paragraph" style:parent-style-name="SW_5f_List" style:list-style-name="L4"/>
    <style:style style:name="P41" style:family="paragraph" style:parent-style-name="SW_5f_List" style:list-style-name="L4"/>
    <style:style style:name="P42" style:family="paragraph" style:parent-style-name="SW_5f_List" style:list-style-name="L5"/>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5"/>
    <style:style style:name="P47" style:family="paragraph" style:parent-style-name="SW_5f_List" style:list-style-name="L5"/>
    <style:style style:name="P48" style:family="paragraph" style:parent-style-name="SW_5f_List" style:list-style-name="L5"/>
    <style:style style:name="P49" style:family="paragraph" style:parent-style-name="SW_5f_List" style:list-style-name="L5"/>
    <style:style style:name="P50" style:family="paragraph" style:parent-style-name="SW_5f_List" style:list-style-name="L8"/>
    <style:style style:name="P51" style:family="paragraph" style:parent-style-name="SW_5f_List" style:list-style-name="L8"/>
    <style:style style:name="P52" style:family="paragraph" style:parent-style-name="SW_5f_List" style:list-style-name="L8"/>
    <style:style style:name="P53" style:family="paragraph" style:parent-style-name="SW_5f_List" style:list-style-name="L10"/>
    <style:style style:name="P54" style:family="paragraph" style:parent-style-name="SW_5f_List" style:list-style-name="L10"/>
    <style:style style:name="P55" style:family="paragraph" style:parent-style-name="SW_5f_List" style:list-style-name="L10"/>
    <style:style style:name="P56" style:family="paragraph" style:parent-style-name="SW_5f_List" style:list-style-name="L10"/>
    <style:style style:name="P57" style:family="paragraph" style:parent-style-name="SW_5f_List" style:list-style-name="L10"/>
    <style:style style:name="P58" style:family="paragraph" style:parent-style-name="SW_5f_List" style:list-style-name="L11"/>
    <style:style style:name="P59" style:family="paragraph" style:parent-style-name="SW_5f_List" style:list-style-name="L11"/>
    <style:style style:name="P60" style:family="paragraph" style:parent-style-name="SW_5f_List" style:list-style-name="L11"/>
    <style:style style:name="P61" style:family="paragraph" style:parent-style-name="SW_5f_List" style:list-style-name="L11"/>
    <style:style style:name="P62" style:family="paragraph" style:parent-style-name="SW_5f_List" style:list-style-name="L12"/>
    <style:style style:name="P63" style:family="paragraph" style:parent-style-name="SW_5f_List" style:list-style-name="L12"/>
    <style:style style:name="P64" style:family="paragraph" style:parent-style-name="SW_5f_List" style:list-style-name="L13"/>
    <style:style style:name="P65" style:family="paragraph" style:parent-style-name="SW_5f_List" style:list-style-name="L13"/>
    <style:style style:name="P66" style:family="paragraph" style:parent-style-name="SW_5f_List" style:list-style-name="L14"/>
    <style:style style:name="P67" style:family="paragraph" style:parent-style-name="SW_5f_List" style:list-style-name="L14"/>
    <style:style style:name="P68" style:family="paragraph" style:parent-style-name="SW_5f_List" style:list-style-name="L14"/>
    <style:style style:name="P69" style:family="paragraph" style:parent-style-name="SW_5f_List" style:list-style-name="L14"/>
    <style:style style:name="P70" style:family="paragraph" style:parent-style-name="SW_5f_List" style:list-style-name="L14"/>
    <style:style style:name="P71" style:family="paragraph" style:parent-style-name="SW_5f_List" style:list-style-name="L14"/>
    <style:style style:name="P72" style:family="paragraph" style:parent-style-name="SW_5f_List" style:list-style-name="L15"/>
    <style:style style:name="P73" style:family="paragraph" style:parent-style-name="SW_5f_List" style:list-style-name="L15"/>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6"/>
    <style:style style:name="P77" style:family="paragraph" style:parent-style-name="SW_5f_List" style:list-style-name="L16"/>
    <style:style style:name="P78" style:family="paragraph" style:parent-style-name="SW_5f_List" style:list-style-name="L17"/>
    <style:style style:name="P79" style:family="paragraph" style:parent-style-name="SW_5f_List" style:list-style-name="L18"/>
    <style:style style:name="P80" style:family="paragraph" style:parent-style-name="SW_5f_List" style:list-style-name="L18"/>
    <style:style style:name="P81" style:family="paragraph" style:parent-style-name="SW_5f_List" style:list-style-name="L18"/>
    <style:style style:name="P82" style:family="paragraph" style:parent-style-name="SW_5f_List" style:list-style-name="L18"/>
    <style:style style:name="P83" style:family="paragraph" style:parent-style-name="SW_5f_List" style:list-style-name="L18"/>
    <style:style style:name="P84" style:family="paragraph" style:parent-style-name="SW_5f_List" style:list-style-name="L18"/>
    <style:style style:name="P85" style:family="paragraph" style:parent-style-name="SW_5f_List" style:list-style-name="L18"/>
    <style:style style:name="P86" style:family="paragraph" style:parent-style-name="SW_5f_List" style:list-style-name="L18"/>
    <style:style style:name="P87" style:family="paragraph" style:parent-style-name="SW_5f_List" style:list-style-name="L19"/>
    <style:style style:name="P88" style:family="paragraph" style:parent-style-name="SW_5f_List" style:list-style-name="L19"/>
    <style:style style:name="P89" style:family="paragraph" style:parent-style-name="SW_5f_List" style:list-style-name="L19"/>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0"/>
    <style:style style:name="P95" style:family="paragraph" style:parent-style-name="SW_5f_List" style:list-style-name="L21"/>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3"/>
    <style:style style:name="P100" style:family="paragraph" style:parent-style-name="SW_5f_List" style:list-style-name="L23"/>
    <style:style style:name="P101" style:family="paragraph" style:parent-style-name="SW_5f_List" style:list-style-name="L23"/>
    <style:style style:name="P102" style:family="paragraph" style:parent-style-name="SW_5f_List" style:list-style-name="L1"/>
    <style:style style:name="P103" style:family="paragraph" style:parent-style-name="SW_5f_List" style:list-style-name="L17"/>
    <style:style style:name="P104" style:family="paragraph" style:parent-style-name="SW_5f_List" style:list-style-name="L17"/>
    <style:style style:name="P105" style:family="paragraph" style:parent-style-name="SW_5f_List" style:list-style-name="L3"/>
    <style:style style:name="P106" style:family="paragraph" style:parent-style-name="SW_5f_List" style:list-style-name="L3"/>
    <style:style style:name="P107" style:family="paragraph" style:parent-style-name="SW_5f_List" style:list-style-name="L4"/>
    <style:style style:name="P108" style:family="paragraph" style:parent-style-name="SW_5f_List" style:list-style-name="L4"/>
    <style:style style:name="P109" style:family="paragraph" style:parent-style-name="SW_5f_List" style:list-style-name="L4"/>
    <style:style style:name="P110" style:family="paragraph" style:parent-style-name="SW_5f_List" style:list-style-name="L23"/>
    <style:style style:name="P111" style:family="paragraph" style:parent-style-name="SW_5f_List" style:list-style-name="L23"/>
    <style:style style:name="P112" style:family="paragraph" style:parent-style-name="SW_5f_List" style:list-style-name="L4"/>
    <style:style style:name="P113" style:family="paragraph" style:parent-style-name="SW_5f_List" style:list-style-name="L4"/>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07-05T05:13:06.96" text:fixed="true">05/07/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8"><text:a xlink:type="simple" xlink:href="#2.Simple World|outline">Simple World</text:a><text:tab/><text:a xlink:type="simple" xlink:href="#2.Simple World|outline" text:visited-style-name="Internet_20_link">1</text:a></text:p>
          <text:p text:style-name="P20"><text:a xlink:type="simple" xlink:href="#2.1.Versions|outline">Versions</text:a><text:tab/><text:a xlink:type="simple" xlink:href="#2.1.Versions|outline" text:visited-style-name="Internet_20_link">1</text:a></text:p>
          <text:p text:style-name="P20"><text:a xlink:type="simple" xlink:href="#2.2.Links|outline">Links</text:a><text:tab/><text:a xlink:type="simple" xlink:href="#2.2.Links|outline" text:visited-style-name="Internet_20_link">1</text:a></text:p>
          <text:p text:style-name="P18"><text:a xlink:type="simple" xlink:href="#3.World|outline">World</text:a><text:tab/><text:a xlink:type="simple" xlink:href="#3.World|outline" text:visited-style-name="Internet_20_link">3</text:a></text:p>
          <text:p text:style-name="P20"><text:a xlink:type="simple" xlink:href="#3.1.Environment|outline">Environment</text:a><text:tab/><text:a xlink:type="simple" xlink:href="#3.1.Environment|outline" text:visited-style-name="Internet_20_link">3</text:a></text:p>
          <text:p text:style-name="P20"><text:a xlink:type="simple" xlink:href="#3.2.Actions|outline">Actions</text:a><text:tab/><text:a xlink:type="simple" xlink:href="#3.2.Actions|outline" text:visited-style-name="Internet_20_link">3</text:a></text:p>
          <text:p text:style-name="P20"><text:a xlink:type="simple" xlink:href="#3.3.Events|outline" text:style-name="Internet_20_link">Events</text:a><text:tab/><text:a xlink:type="simple" xlink:href="#3.3.Events|outline" text:style-name="Internet_20_link">3</text:a></text:p>
          <text:p text:style-name="P20"><text:a xlink:type="simple" xlink:href="#3.4.Mutations|outline">Mutations</text:a><text:tab/><text:a xlink:type="simple" xlink:href="#3.4.Mutations|outline" text:style-name="Internet_20_link">4</text:a></text:p>
          <text:p text:style-name="P18"><text:a xlink:type="simple" xlink:href="#4.Bugs|outline" text:style-name="Internet_20_link">Bugs</text:a><text:tab/><text:a xlink:type="simple" xlink:href="#4.Bugs|outline" text:style-name="Internet_20_link">5</text:a></text:p>
          <text:p text:style-name="P20"><text:a xlink:type="simple" xlink:href="#4.1.Communication with the World|outline">Communication with the World</text:a><text:tab/><text:a xlink:type="simple" xlink:href="#4.1.Communication with the World|outline" text:visited-style-name="Internet_20_link">5</text:a></text:p>
          <text:p text:style-name="P20"><text:a xlink:type="simple" xlink:href="#4.2.Reproduction|outline">Reproduction</text:a><text:tab/><text:a xlink:type="simple" xlink:href="#4.2.Reproduction|outline" text:visited-style-name="Internet_20_link">5</text:a></text:p>
          <text:p text:style-name="P20"><text:a xlink:type="simple" xlink:href="#4.3.Energy|outline">Energy</text:a><text:tab/><text:a xlink:type="simple" xlink:href="#4.3.Energy|outline" text:visited-style-name="Internet_20_link">5</text:a></text:p>
          <text:p text:style-name="P18"><text:a xlink:type="simple" xlink:href="#5.CPU|outline">CPU</text:a><text:tab/><text:a xlink:type="simple" xlink:href="#5.CPU|outline" text:visited-style-name="Internet_20_link">7</text:a></text:p>
          <text:p text:style-name="P20"><text:a xlink:type="simple" xlink:href="#5.1.Registers|outline">Registers</text:a><text:tab/><text:a xlink:type="simple" xlink:href="#5.1.Registers|outline" text:visited-style-name="Internet_20_link">7</text:a></text:p>
          <text:p text:style-name="P20"><text:a xlink:type="simple" xlink:href="#5.2.Instruction set|outline">Instruction set</text:a><text:tab/><text:a xlink:type="simple" xlink:href="#5.2.Instruction set|outline" text:visited-style-name="Internet_20_link">7</text:a></text:p>
          <text:p text:style-name="P19"><text:a xlink:type="simple" xlink:href="#5.2.1.Instruction types|outline">Instruction types</text:a><text:tab/><text:a xlink:type="simple" xlink:href="#5.2.1.Instruction types|outline" text:visited-style-name="Internet_20_link">7</text:a></text:p>
          <text:p text:style-name="P19"><text:a xlink:type="simple" xlink:href="#5.2.2.Management instructions|outline" text:visited-style-name="Internet_20_link">Management instructions</text:a><text:tab/><text:a xlink:type="simple" xlink:href="#5.2.2.Management instructions|outline" text:visited-style-name="Internet_20_link">8</text:a></text:p>
          <text:p text:style-name="P19"><text:a xlink:type="simple" xlink:href="#5.2.3.Load/Store instructions|outline" text:visited-style-name="Internet_20_link">Load/Store instructions</text:a><text:tab/><text:a xlink:type="simple" xlink:href="#5.2.3.Load/Store instructions|outline" text:visited-style-name="Internet_20_link">8</text:a></text:p>
          <text:p text:style-name="P19"><text:a xlink:type="simple" xlink:href="#5.2.4.Function instructions|outline">Function instructions</text:a><text:tab/><text:a xlink:type="simple" xlink:href="#5.2.4.Function instructions|outline" text:visited-style-name="Internet_20_link">9</text:a></text:p>
          <text:p text:style-name="P19"><text:a xlink:type="simple" xlink:href="#5.2.5.Comparission instructions|outline">Comparission instructions</text:a><text:tab/><text:a xlink:type="simple" xlink:href="#5.2.5.Comparission instructions|outline" text:visited-style-name="Internet_20_link">9</text:a></text:p>
          <text:p text:style-name="P19"><text:a xlink:type="simple" xlink:href="#5.2.6.Arithmetic instructions|outline" text:visited-style-name="Internet_20_link">Arithmetic instructions</text:a><text:tab/><text:a xlink:type="simple" xlink:href="#5.2.6.Arithmetic instructions|outline" text:visited-style-name="Internet_20_link">10</text:a></text:p>
          <text:p text:style-name="P19"><text:a xlink:type="simple" xlink:href="#5.2.7.Logical instructions|outline">Logical instructions</text:a><text:tab/><text:a xlink:type="simple" xlink:href="#5.2.7.Logical instructions|outline" text:visited-style-name="Internet_20_link">12</text:a></text:p>
          <text:p text:style-name="P19"><text:a xlink:type="simple" xlink:href="#5.2.8.Shift instructions|outline" text:visited-style-name="Internet_20_link">Shift instructions</text:a><text:tab/><text:a xlink:type="simple" xlink:href="#5.2.8.Shift instructions|outline" text:visited-style-name="Internet_20_link">12</text:a></text:p>
          <text:p text:style-name="P20"><text:a xlink:type="simple" xlink:href="#5.3.Interrupts|outline">Interrupts</text:a><text:tab/><text:a xlink:type="simple" xlink:href="#5.3.Interrupts|outline" text:visited-style-name="Internet_20_link">13</text:a></text:p>
          <text:p text:style-name="P20"><text:a xlink:type="simple" xlink:href="#5.4.Actions|outline">Actions</text:a><text:tab/><text:a xlink:type="simple" xlink:href="#5.4.Actions|outline" text:visited-style-name="Internet_20_link">14</text:a></text:p>
          <text:p text:style-name="P20"><text:a xlink:type="simple" xlink:href="#5.5.Binary codes|outline">Binary codes</text:a><text:tab/><text:a xlink:type="simple" xlink:href="#5.5.Binary codes|outline" text:visited-style-name="Internet_20_link">15</text:a></text:p>
          <text:p text:style-name="P19"><text:a xlink:type="simple" xlink:href="#5.5.1.Registers|outline">Registers</text:a><text:tab/><text:a xlink:type="simple" xlink:href="#5.5.1.Registers|outline" text:style-name="Internet_20_link">15</text:a></text:p>
          <text:p text:style-name="P19"><text:a xlink:type="simple" xlink:href="#5.5.2.Interrupts|outline" text:visited-style-name="Internet_20_link">Interrupts</text:a><text:tab/><text:a xlink:type="simple" xlink:href="#5.5.2.Interrupts|outline" text:visited-style-name="Internet_20_link">15</text:a></text:p>
          <text:p text:style-name="P19"><text:a xlink:type="simple" xlink:href="#5.5.3.Actions|outline">Actions</text:a><text:tab/><text:a xlink:type="simple" xlink:href="#5.5.3.Actions|outline" text:style-name="Internet_20_link">15</text:a></text:p>
          <text:p text:style-name="P19"><text:a xlink:type="simple" xlink:href="#5.5.4.Instructions|outline" text:style-name="Internet_20_link">Instructions</text:a><text:tab/><text:a xlink:type="simple" xlink:href="#5.5.4.Instructions|outline" text:style-name="Internet_20_link">17</text:a></text:p>
          <text:p text:style-name="P18"><text:a xlink:type="simple" xlink:href="#6.Simple World Language|outline" text:visited-style-name="Internet_20_link">Simple World Language</text:a><text:tab/><text:a xlink:type="simple" xlink:href="#6.Simple World Language|outline" text:style-name="Internet_20_link">21</text:a></text:p>
          <text:p text:style-name="P20"><text:a xlink:type="simple" xlink:href="#6.1.The language|outline" text:style-name="Internet_20_link">The language</text:a><text:tab/><text:a xlink:type="simple" xlink:href="#6.1.The language|outline" text:style-name="Internet_20_link">21</text:a></text:p>
          <text:p text:style-name="P19"><text:a xlink:type="simple" xlink:href="#6.1.1.Numbers|outline" text:style-name="Internet_20_link">Numbers</text:a><text:tab/><text:a xlink:type="simple" xlink:href="#6.1.1.Numbers|outline" text:style-name="Internet_20_link">21</text:a></text:p>
          <text:p text:style-name="P19"><text:a xlink:type="simple" xlink:href="#6.1.2.Constants|outline" text:style-name="Internet_20_link">Constants</text:a><text:tab/><text:a xlink:type="simple" xlink:href="#6.1.2.Constants|outline" text:style-name="Internet_20_link">21</text:a></text:p>
          <text:p text:style-name="P19"><text:a xlink:type="simple" xlink:href="#6.1.3.Labels|outline" text:style-name="Internet_20_link">Labels</text:a><text:tab/><text:a xlink:type="simple" xlink:href="#6.1.3.Labels|outline" text:style-name="Internet_20_link">21</text:a></text:p>
          <text:p text:style-name="P19"><text:a xlink:type="simple" xlink:href="#6.1.4.Includes|outline" text:style-name="Internet_20_link">Includes</text:a><text:tab/><text:a xlink:type="simple" xlink:href="#6.1.4.Includes|outline" text:style-name="Internet_20_link">21</text:a></text:p>
          <text:p text:style-name="P19"><text:a xlink:type="simple" xlink:href="#6.1.5.Blocks of memory|outline" text:style-name="Internet_20_link">Blocks of memory</text:a><text:tab/><text:a xlink:type="simple" xlink:href="#6.1.5.Blocks of memory|outline" text:style-name="Internet_20_link">22</text:a></text:p>
          <text:p text:style-name="P19"><text:a xlink:type="simple" xlink:href="#6.1.6.Function conventions|outline" text:style-name="Internet_20_link">Function conventions</text:a><text:tab/><text:a xlink:type="simple" xlink:href="#6.1.6.Function conventions|outline" text:style-name="Internet_20_link">22</text:a></text:p>
          <text:p text:style-name="P19"><text:a xlink:type="simple" xlink:href="#6.1.7.Example|outline" text:style-name="Internet_20_link">Example</text:a><text:tab/><text:a xlink:type="simple" xlink:href="#6.1.7.Example|outline" text:style-name="Internet_20_link">22</text:a></text:p>
          <text:p text:style-name="P20"><text:a xlink:type="simple" xlink:href="#6.2.Compiler|outline" text:style-name="Internet_20_link">Compiler</text:a><text:tab/><text:a xlink:type="simple" xlink:href="#6.2.Compiler|outline" text:style-name="Internet_20_link">23</text:a></text:p>
          <text:p text:style-name="P20"><text:a xlink:type="simple" xlink:href="#6.3.Decompiler|outline" text:style-name="Internet_20_link">Decompiler</text:a><text:tab/><text:a xlink:type="simple" xlink:href="#6.3.Decompiler|outline" text:style-name="Internet_20_link">23</text:a></text:p>
          <text:p text:style-name="P20"><text:a xlink:type="simple" xlink:href="#6.4.Standard Library|outline" text:style-name="Internet_20_link">Standard Library</text:a><text:tab/><text:a xlink:type="simple" xlink:href="#6.4.Standard Library|outline" text:style-name="Internet_20_link">24</text:a></text:p>
          <text:p text:style-name="P19"><text:a xlink:type="simple" xlink:href="#6.4.1.action.swl|outline" text:style-name="Internet_20_link">action.swl</text:a><text:tab/><text:a xlink:type="simple" xlink:href="#6.4.1.action.swl|outline" text:style-name="Internet_20_link">24</text:a></text:p>
          <text:p text:style-name="P19"><text:a xlink:type="simple" xlink:href="#6.4.2.alloc.swl|outline" text:style-name="Internet_20_link">alloc.swl</text:a><text:tab/><text:a xlink:type="simple" xlink:href="#6.4.2.alloc.swl|outline" text:style-name="Internet_20_link">25</text:a></text:p>
          <text:p text:style-name="P19"><text:a xlink:type="simple" xlink:href="#6.4.3.chars.swl|outline" text:style-name="Internet_20_link">chars.swl</text:a><text:tab/><text:a xlink:type="simple" xlink:href="#6.4.3.chars.swl|outline" text:style-name="Internet_20_link">25</text:a></text:p>
          <text:p text:style-name="P19"><text:a xlink:type="simple" xlink:href="#6.4.4.error.swl|outline" text:style-name="Internet_20_link">error.swl</text:a><text:tab/><text:a xlink:type="simple" xlink:href="#6.4.4.error.swl|outline" text:style-name="Internet_20_link">25</text:a></text:p>
          <text:p text:style-name="P19"><text:a xlink:type="simple" xlink:href="#6.4.5.events.swl|outline" text:style-name="Internet_20_link">events.swl</text:a><text:tab/><text:a xlink:type="simple" xlink:href="#6.4.5.events.swl|outline" text:style-name="Internet_20_link">26</text:a></text:p>
          <text:p text:style-name="P19"><text:a xlink:type="simple" xlink:href="#6.4.6.fixed.swl|outline" text:style-name="Internet_20_link">fixed.swl</text:a><text:tab/><text:a xlink:type="simple" xlink:href="#6.4.6.fixed.swl|outline" text:style-name="Internet_20_link">26</text:a></text:p>
          <text:p text:style-name="P19"><text:a xlink:type="simple" xlink:href="#6.4.7.interrupt.swl|outline" text:style-name="Internet_20_link">interrupt.swl</text:a><text:tab/><text:a xlink:type="simple" xlink:href="#6.4.7.interrupt.swl|outline" text:style-name="Internet_20_link">26</text:a></text:p>
          <text:p text:style-name="P19"><text:a xlink:type="simple" xlink:href="#6.4.8.list.swl|outline" text:style-name="Internet_20_link">list.swl</text:a><text:tab/><text:a xlink:type="simple" xlink:href="#6.4.8.list.swl|outline" text:style-name="Internet_20_link">27</text:a></text:p>
          <text:p text:style-name="P19"><text:a xlink:type="simple" xlink:href="#6.4.9.math.swl|outline" text:style-name="Internet_20_link">math.swl</text:a><text:tab/><text:a xlink:type="simple" xlink:href="#6.4.9.math.swl|outline" text:style-name="Internet_20_link">27</text:a></text:p>
          <text:p text:style-name="P19"><text:a xlink:type="simple" xlink:href="#6.4.10.memory.swl|outline" text:visited-style-name="Internet_20_link">memory.swl</text:a><text:tab/><text:a xlink:type="simple" xlink:href="#6.4.10.memory.swl|outline" text:visited-style-name="Internet_20_link">27</text:a></text:p>
          <text:p text:style-name="P19"><text:a xlink:type="simple" xlink:href="#6.4.11.random.swl|outline" text:style-name="Internet_20_link">random.swl</text:a><text:tab/><text:a xlink:type="simple" xlink:href="#6.4.11.random.swl|outline" text:style-name="Internet_20_link">28</text:a></text:p>
          <text:p text:style-name="P19"><text:a xlink:type="simple" xlink:href="#6.4.12.stack.swl|outline" text:style-name="Internet_20_link">stack.swl</text:a><text:tab/><text:a xlink:type="simple" xlink:href="#6.4.12.stack.swl|outline" text:style-name="Internet_20_link">28</text:a></text:p>
          <text:p text:style-name="P19"><text:a xlink:type="simple" xlink:href="#6.4.13.status.swl|outline" text:style-name="Internet_20_link">status.swl</text:a><text:tab/><text:a xlink:type="simple" xlink:href="#6.4.13.status.swl|outline" text:style-name="Internet_20_link">28</text:a></text:p>
          <text:p text:style-name="P19"><text:a xlink:type="simple" xlink:href="#6.4.14.string.swl|outline" text:style-name="Internet_20_link">string.swl</text:a><text:tab/><text:a xlink:type="simple" xlink:href="#6.4.14.string.swl|outline" text:style-name="Internet_20_link">28</text:a></text:p>
          <text:p text:style-name="P19"><text:a xlink:type="simple" xlink:href="#6.4.15.time.swl|outline" text:style-name="Internet_20_link">time.swl</text:a><text:tab/><text:a xlink:type="simple" xlink:href="#6.4.15.time.swl|outline" text:style-name="Internet_20_link">29</text:a></text:p>
          <text:p text:style-name="P18"><text:a xlink:type="simple" xlink:href="#7.Database|outline" text:style-name="Internet_20_link">Database</text:a><text:tab/><text:a xlink:type="simple" xlink:href="#7.Database|outline" text:style-name="Internet_20_link">31</text:a></text:p>
          <text:p text:style-name="P20"><text:a xlink:type="simple" xlink:href="#7.1.Bug|outline" text:style-name="Internet_20_link" text:visited-style-name="Internet_20_link">Bug</text:a><text:tab/><text:a xlink:type="simple" xlink:href="#7.1.Bug|outline" text:style-name="Internet_20_link" text:visited-style-name="Internet_20_link">31</text:a></text:p>
          <text:p text:style-name="P20"><text:a xlink:type="simple" xlink:href="#7.2.Egg|outline" text:style-name="Internet_20_link" text:visited-style-name="Internet_20_link">Egg</text:a><text:tab/><text:a xlink:type="simple" xlink:href="#7.2.Egg|outline" text:style-name="Internet_20_link" text:visited-style-name="Internet_20_link">31</text:a></text:p>
          <text:p text:style-name="P20"><text:a xlink:type="simple" xlink:href="#7.3.Code|outline" text:style-name="Internet_20_link" text:visited-style-name="Internet_20_link">Code</text:a><text:tab/><text:a xlink:type="simple" xlink:href="#7.3.Code|outline" text:style-name="Internet_20_link" text:visited-style-name="Internet_20_link">31</text:a></text:p>
          <text:p text:style-name="P20"><text:a xlink:type="simple" xlink:href="#7.4.CPU|outline" text:style-name="Internet_20_link" text:visited-style-name="Internet_20_link">CPU</text:a><text:tab/><text:a xlink:type="simple" xlink:href="#7.4.CPU|outline" text:style-name="Internet_20_link" text:visited-style-name="Internet_20_link">31</text:a></text:p>
          <text:p text:style-name="P20"><text:a xlink:type="simple" xlink:href="#7.5.Mutations|outline" text:style-name="Internet_20_link">Mutations</text:a><text:tab/><text:a xlink:type="simple" xlink:href="#7.5.Mutations|outline" text:style-name="Internet_20_link">32</text:a></text:p>
          <text:p text:style-name="P20"><text:a xlink:type="simple" xlink:href="#7.6.Environment|outline" text:style-name="Internet_20_link">Environment</text:a><text:tab/><text:a xlink:type="simple" xlink:href="#7.6.Environment|outline" text:style-name="Internet_20_link">32</text:a></text:p>
        </text:index-body>
      </text:table-of-content>
      <text:p text:style-name="SW_5f_BasePara"/>
      <text:h text:style-name="P22"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the evolution of these begins.</text:p>
      <text:p text:style-name="SW_5f_Text">The elements that compound Simple World are:</text:p>
      <text:list text:style-name="L1">
        <text:list-item>
          <text:p text:style-name="P35">The <text:span text:style-name="T8">World</text:span>: the place where all the things happen.</text:p>
        </text:list-item>
        <text:list-item>
          <text:p text:style-name="P35">The <text:span text:style-name="T8">bugs</text:span>: a form of life that lives in this world. Their objective is to survive, so they must fight each other.</text:p>
        </text:list-item>
        <text:list-item>
          <text:p text:style-name="P3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7">The version number is increased when a backward incompatible change is made in the specification.</text:p>
        </text:list-item>
        <text:list-item>
          <text:p text:style-name="P37">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9"><text:a xlink:type="simple" xlink:href="http://simpleworld.sourceforge.net/">Homepage of Simple World</text:a> [http://simpleworld.sourceforge.net]</text:p>
        </text:list-item>
        <text:list-item>
          <text:p text:style-name="P39"><text:a xlink:type="simple" xlink:href="http://sourceforge.net/projects/simpleworld">Project in SourceForge.net</text:a> [http://sourceforge.net/projects/simpleworld]</text:p>
        </text:list-item>
        <text:list-item>
          <text:p text:style-name="P39"><text:a xlink:type="simple" xlink:href="http://simpleworld.sourceforge.net/doc/simpleworld.odt">Lattest version of the specification of Simple World </text:a>[http://simpleworld.sourceforge.net/doc/simpleworld.odt]</text:p>
        </text:list-item>
      </text:list>
      <text:h text:style-name="P23" text:outline-level="1">World</text:h>
      <text:p text:style-name="SW_5f_Text">The World is a bidimensional plane with the edges connected; this means that there aren't top, bottom, left or right limits. The size of the World is defined when the it's created and can't be changed.</text:p>
      <text:p text:style-name="SW_5f_Text">The only elements of the World are the bugs in their different stages: bugs in egg stage, alive bugs or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4">
        <text:list-item>
          <text:p text:style-name="P40">Energy with which the developed bugs begin.</text:p>
        </text:list-item>
        <text:list-item>
          <text:p text:style-name="P40">The cycles that a egg needs to become a bug.</text:p>
        </text:list-item>
        <text:list-item>
          <text:p text:style-name="P40">Percent of mutations in the code in new code.</text:p>
        </text:list-item>
        <text:list-item>
          <text:p text:style-name="P40">Multiplier of the attack.</text:p>
        </text:list-item>
        <text:list-item>
          <text:p text:style-name="P40">The 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5">
        <text:list-item>
          <text:p text:style-name="P42"><text:span text:style-name="T8">Do nothing</text:span>. This can be useful if the bug has nothing to do and wants to wait for World Events in the next 16 cycles.</text:p>
        </text:list-item>
        <text:list-item>
          <text:p text:style-name="P42"><text:span text:style-name="T9">Get </text:span><text:span text:style-name="T8">information</text:span><text:span text:style-name="T9"> about the bug</text:span> itself: id, energy, position and orientation.</text:p>
        </text:list-item>
        <text:list-item>
          <text:p text:style-name="P42"><text:span text:style-name="T8">Detect</text:span><text:span text:style-name="T9"> a object</text:span> in front of the bug: id, energy and orientation.</text:p>
        </text:list-item>
        <text:list-item>
          <text:p text:style-name="P42"><text:span text:style-name="T8">Move</text:span>: <text:span text:style-name="T10">forward</text:span> and <text:span text:style-name="T10">backward</text:span>.</text:p>
        </text:list-item>
        <text:list-item>
          <text:p text:style-name="P42"><text:span text:style-name="T8">Turn</text:span>: <text:span text:style-name="T10">left</text:span> and <text:span text:style-name="T10">right</text:span>.</text:p>
        </text:list-item>
        <text:list-item>
          <text:p text:style-name="P42"><text:span text:style-name="T8">Fight</text:span>: <text:span text:style-name="T10">attack</text:span> and <text:span text:style-name="T10">defend</text:span> the bug that is in front of the bug.</text:p>
        </text:list-item>
        <text:list-item>
          <text:p text:style-name="P42"><text:span text:style-name="T8">Eat</text:span> the egg/dead bug that is in front of the bug.</text:p>
        </text:list-item>
        <text:list-item>
          <text:p text:style-name="P42"><text:span text:style-name="T8">Create a egg</text:span> in front of the bug.</text:p>
        </text:list-item>
      </text:list>
      <text:p text:style-name="SW_5f_Text">Actions can return some information to the bug after its finalization. For example, all the actions return if the action could be done or not. But some actions can return several values.</text:p>
      <text:p text:style-name="SW_5f_Text">The fight operations take as a parameter the energy of the bug that will be used to do the action (defend or attack). The damage of the attacked bug is calculate by reduce the energy of the defend to the energy of the attack and multiply this value by the multiplier of the attack.</text:p>
      <text:h text:style-name="SW_5f_Title2" text:outline-level="2">Events</text:h>
      <text:p text:style-name="SW_5f_Text">The bug receives the changes in the World as events. In a cycle a bug can be the objective of events, but only the last one is stored. This event is sent to the bug in the next cycle.</text:p>
      <text:p text:style-name="SW_5f_Text">There are two kinds of events that the World sends to the bugs:</text:p>
      <text:list text:style-name="L6">
        <text:list-item>
          <text:p text:style-name="P3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8">World Events</text:span>: The bugs can receive events that inform of changes in the World that affect itself.</text:p>
        </text:list-item>
      </text:list>
      <text:p text:style-name="SW_5f_Text">The World sends to the bugs the following World Events:</text:p>
      <text:list text:style-name="L7">
        <text:list-item>
          <text:p text:style-name="P3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there ar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8">
        <text:list-item>
          <text:p text:style-name="P50">Addition of random code.</text:p>
        </text:list-item>
        <text:list-item>
          <text:p text:style-name="P50">Elimination of code.</text:p>
        </text:list-item>
        <text:list-item>
          <text:p text:style-name="P50">Permutation of code.</text:p>
        </text:list-item>
      </text:list>
      <text:h text:style-name="P23" text:outline-level="1">Bugs</text:h>
      <text:p text:style-name="SW_5f_Text">The bugs have a code (their ADN) where the actions that they do are defined.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9">
        <text:list-item>
          <text:p text:style-name="P33"><text:span text:style-name="T8">Actions</text:span>: the output to the World.</text:p>
        </text:list-item>
        <text:list-item>
          <text:p text:style-name="P33"><text:span text:style-name="T8">Events</text:span>: the input from the World.</text:p>
        </text:list-item>
      </text:list>
      <text:p text:style-name="SW_5f_Text">Events are sent to the bug immediately,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Energy</text:h>
      <text:p text:style-name="SW_5f_Text">The bug starts with the energy that the father sends to it when the egg was created. This energy can increase by eating eggs or dead bugs and can decrease when the bug do a action or is attacked. When energy reaches to 0, the bug dies.</text:p>
      <text:p text:style-name="SW_5f_Text">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10">
        <text:list-item>
          <text:p text:style-name="P53"><text:span text:style-name="T8">RISC</text:span> architecture: load/store architecture with all the instructions of the same length and execution time.</text:p>
        </text:list-item>
        <text:list-item>
          <text:p text:style-name="P53"><text:span text:style-name="T8">32 bits</text:span> for registers and words of memory.</text:p>
        </text:list-item>
        <text:list-item>
          <text:p text:style-name="P53"><text:span text:style-name="T8">16 registers</text:span>.</text:p>
        </text:list-item>
        <text:list-item>
          <text:p text:style-name="P53">Addresses of 16 bits: maximum of <text:span text:style-name="T8">64 KBytes of memory</text:span>.</text:p>
        </text:list-item>
        <text:list-item>
          <text:p text:style-name="P53"><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1">
        <text:list-item>
          <text:p text:style-name="P58">Move: Instructions to move the value of a register to other register.</text:p>
        </text:list-item>
        <text:list-item>
          <text:p text:style-name="P58">Stack: Instructions to push/pop a value to/from the stack.</text:p>
        </text:list-item>
        <text:list-item>
          <text:p text:style-name="P58">Load: Instructions to load a value from memory to a register.</text:p>
        </text:list-item>
        <text:list-item>
          <text:p text:style-name="P5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2">
        <text:list-item>
          <text:p text:style-name="P62">If the <text:span text:style-name="T4">Interrupt Table Pointer</text:span> is 0 all the interrupts are disabled</text:p>
        </text:list-item>
        <text:list-item>
          <text:p text:style-name="P62">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column table:style-name="Táboa37.C"/>
        <table:table-header-rows>
          <table:table-row>
            <table:table-cell table:style-name="Táboa37.A1" office:value-type="string" table:protected="true">
              <text:p text:style-name="SW_5f_TableIndex">Action</text:p>
            </table:table-cell>
            <table:table-cell table:style-name="Táboa37.A1" office:value-type="string" table:protected="true">
              <text:p text:style-name="SW_5f_TableIndex">r0</text:p>
            </table:table-cell>
            <table:table-cell table:style-name="Táboa37.C1" office:value-type="string" table:protected="true">
              <text:p text:style-name="SW_5f_TableIndex">r1</text:p>
            </table:table-cell>
          </table:table-row>
        </table:table-header-rows>
        <table:table-row>
          <table:table-cell table:style-name="Táboa37.A2" office:value-type="string">
            <text:p text:style-name="P14">Do nothing</text:p>
          </table:table-cell>
          <table:table-cell table:style-name="Táboa37.A2" office:value-type="string">
            <text:p text:style-name="SW_5f_Table"/>
          </table:table-cell>
          <table:table-cell table:style-name="Táboa37.C2" office:value-type="string">
            <text:p text:style-name="SW_5f_Table"/>
          </table:table-cell>
        </table:table-row>
        <table:table-row>
          <table:table-cell table:style-name="Táboa37.A2" office:value-type="string">
            <text:p text:style-name="P14">Information</text:p>
          </table:table-cell>
          <table:table-cell table:style-name="Táboa37.A2" office:value-type="string">
            <text:p text:style-name="SW_5f_Table"/>
          </table:table-cell>
          <table:table-cell table:style-name="Táboa37.C2" office:value-type="string">
            <text:p text:style-name="SW_5f_Table"/>
          </table:table-cell>
        </table:table-row>
        <table:table-row>
          <table:table-cell table:style-name="Táboa37.A2" office:value-type="string">
            <text:p text:style-name="P14">Detect</text:p>
          </table:table-cell>
          <table:table-cell table:style-name="Táboa37.A2" office:value-type="string">
            <text:p text:style-name="SW_5f_Table"/>
          </table:table-cell>
          <table:table-cell table:style-name="Táboa37.C2" office:value-type="string">
            <text:p text:style-name="SW_5f_Table"/>
          </table:table-cell>
        </table:table-row>
        <table:table-row>
          <table:table-cell table:style-name="Táboa37.A2" office:value-type="string">
            <text:p text:style-name="P14">Move</text:p>
          </table:table-cell>
          <table:table-cell table:style-name="Táboa37.A2" office:value-type="string">
            <text:p text:style-name="SW_5f_Table">Type</text:p>
          </table:table-cell>
          <table:table-cell table:style-name="Táboa37.C2" office:value-type="string">
            <text:p text:style-name="SW_5f_Table"/>
          </table:table-cell>
        </table:table-row>
        <table:table-row>
          <table:table-cell table:style-name="Táboa37.A2" office:value-type="string">
            <text:p text:style-name="P14">Turn</text:p>
          </table:table-cell>
          <table:table-cell table:style-name="Táboa37.A2" office:value-type="string">
            <text:p text:style-name="SW_5f_Table">Type</text:p>
          </table:table-cell>
          <table:table-cell table:style-name="Táboa37.C2" office:value-type="string">
            <text:p text:style-name="SW_5f_Table"/>
          </table:table-cell>
        </table:table-row>
        <table:table-row>
          <table:table-cell table:style-name="Táboa37.A2" office:value-type="string">
            <text:p text:style-name="P14">Fight</text:p>
          </table:table-cell>
          <table:table-cell table:style-name="Táboa37.A2" office:value-type="string">
            <text:p text:style-name="SW_5f_Table">Type</text:p>
          </table:table-cell>
          <table:table-cell table:style-name="Táboa37.C2" office:value-type="string">
            <text:p text:style-name="SW_5f_Table">Energy</text:p>
          </table:table-cell>
        </table:table-row>
        <table:table-row>
          <table:table-cell table:style-name="Táboa37.A2" office:value-type="string">
            <text:p text:style-name="P14">Eat</text:p>
          </table:table-cell>
          <table:table-cell table:style-name="Táboa37.A2" office:value-type="string">
            <text:p text:style-name="SW_5f_Table"/>
          </table:table-cell>
          <table:table-cell table:style-name="Táboa37.C2" office:value-type="string">
            <text:p text:style-name="SW_5f_Table"/>
          </table:table-cell>
        </table:table-row>
        <table:table-row>
          <table:table-cell table:style-name="Táboa37.A2" office:value-type="string">
            <text:p text:style-name="P14">Egg</text:p>
          </table:table-cell>
          <table:table-cell table:style-name="Táboa37.A2" office:value-type="string">
            <text:p text:style-name="SW_5f_Table">Energy</text:p>
          </table:table-cell>
          <table:table-cell table:style-name="Táboa37.C2" office:value-type="string">
            <text:p text:style-name="SW_5f_Table"/>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number-columns-repeated="5"/>
        <table:table-column table:style-name="Táboa36.G"/>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A1" office:value-type="string" table:protected="true">
              <text:p text:style-name="SW_5f_TableIndex">r2</text:p>
            </table:table-cell>
            <table:table-cell table:style-name="Táboa36.A1" office:value-type="string" table:protected="true">
              <text:p text:style-name="SW_5f_TableIndex">r3</text:p>
            </table:table-cell>
            <table:table-cell table:style-name="Táboa36.A1" office:value-type="string" table:protected="true">
              <text:p text:style-name="SW_5f_TableIndex">r4</text:p>
            </table:table-cell>
            <table:table-cell table:style-name="Táboa36.G1" office:value-type="string" table:protected="true">
              <text:p text:style-name="SW_5f_TableIndex">r5</text:p>
            </table:table-cell>
          </table:table-row>
        </table:table-header-rows>
        <table:table-row>
          <table:table-cell table:style-name="Táboa36.A2" office:value-type="string">
            <text:p text:style-name="P14">Do 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G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D</text:p>
          </table:table-cell>
          <table:table-cell table:style-name="Táboa36.A2" office:value-type="string">
            <text:p text:style-name="SW_5f_Table">Energy</text:p>
          </table:table-cell>
          <table:table-cell table:style-name="Táboa36.A2" office:value-type="string">
            <text:p text:style-name="SW_5f_Table">Position (x)</text:p>
          </table:table-cell>
          <table:table-cell table:style-name="Táboa36.A2" office:value-type="string">
            <text:p text:style-name="SW_5f_Table">Position (y)</text:p>
          </table:table-cell>
          <table:table-cell table:style-name="Táboa36.G2" office:value-type="string">
            <text:p text:style-name="SW_5f_Table">Orient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ID</text:p>
          </table:table-cell>
          <table:table-cell table:style-name="Táboa36.A2" office:value-type="string">
            <text:p text:style-name="SW_5f_Table">Energy</text:p>
          </table:table-cell>
          <table:table-cell table:style-name="Táboa36.A2" office:value-type="string">
            <text:p text:style-name="SW_5f_Table">Orientation</text:p>
          </table:table-cell>
          <table:table-cell table:style-name="Táboa36.A2" office:value-type="string">
            <text:p text:style-name="SW_5f_Table"/>
          </table:table-cell>
          <table:table-cell table:style-name="Táboa36.G2" office:value-type="string">
            <text:p text:style-name="SW_5f_Table"/>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G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G2" office:value-type="string">
            <text:p text:style-name="SW_5f_Table"/>
          </table:table-cell>
        </table:table-row>
        <table:table-row>
          <table:table-cell table:style-name="Táboa36.A2" office:value-type="string">
            <text:p text:style-name="P14">Figh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G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G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A2" office:value-type="string">
            <text:p text:style-name="SW_5f_Table"/>
          </table:table-cell>
          <table:table-cell table:style-name="Táboa36.A2" office:value-type="string">
            <text:p text:style-name="SW_5f_Table"/>
          </table:table-cell>
          <table:table-cell table:style-name="Táboa36.A2" office:value-type="string">
            <text:p text:style-name="SW_5f_Table"/>
          </table:table-cell>
          <table:table-cell table:style-name="Táboa36.G2" office:value-type="string">
            <text:p text:style-name="SW_5f_Table"/>
          </table:table-cell>
        </table:table-row>
      </table:table>
      <text:p text:style-name="P21">Table <text:sequence text:ref-name="refTable11" text:name="Table" text:formula="ooow:Table+1" style:num-format="1">12</text:sequence>. Output of the actions</text:p>
      <text:p text:style-name="SW_5f_Text">Detect can be used to check if there is something or not in front of the bug. All the IDs are greater than 0, so a ID equal to 0 means that there is nothing.</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Information</text:p>
          </table:table-cell>
          <table:table-cell table:style-name="Táboa34.B2" office:value-type="string">
            <text:p text:style-name="SW_5f_Table">0x1</text:p>
          </table:table-cell>
        </table:table-row>
        <table:table-row>
          <table:table-cell table:style-name="Táboa34.A2" office:value-type="string">
            <text:p text:style-name="P15">Detect</text:p>
          </table:table-cell>
          <table:table-cell table:style-name="Táboa34.B2" office:value-type="string">
            <text:p text:style-name="SW_5f_Table">0x2</text:p>
          </table:table-cell>
        </table:table-row>
        <table:table-row>
          <table:table-cell table:style-name="Táboa34.A2" office:value-type="string">
            <text:p text:style-name="P15">Move forward</text:p>
          </table:table-cell>
          <table:table-cell table:style-name="Táboa34.B2" office:value-type="string">
            <text:p text:style-name="SW_5f_Table">0x3</text:p>
          </table:table-cell>
        </table:table-row>
        <table:table-row>
          <table:table-cell table:style-name="Táboa34.A2" office:value-type="string">
            <text:p text:style-name="P14">Move backward</text:p>
          </table:table-cell>
          <table:table-cell table:style-name="Táboa34.B2" office:value-type="string">
            <text:p text:style-name="SW_5f_Table">0x4</text:p>
          </table:table-cell>
        </table:table-row>
        <table:table-row>
          <table:table-cell table:style-name="Táboa34.A2" office:value-type="string">
            <text:p text:style-name="P14">Turn right</text:p>
          </table:table-cell>
          <table:table-cell table:style-name="Táboa34.B2" office:value-type="string">
            <text:p text:style-name="SW_5f_Table">0x5</text:p>
          </table:table-cell>
        </table:table-row>
        <table:table-row>
          <table:table-cell table:style-name="Táboa34.A2" office:value-type="string">
            <text:p text:style-name="P14">Turn left</text:p>
          </table:table-cell>
          <table:table-cell table:style-name="Táboa34.B2" office:value-type="string">
            <text:p text:style-name="SW_5f_Table">0x6</text:p>
          </table:table-cell>
        </table:table-row>
        <table:table-row>
          <table:table-cell table:style-name="Táboa34.A2" office:value-type="string">
            <text:p text:style-name="P14">Attack</text:p>
          </table:table-cell>
          <table:table-cell table:style-name="Táboa34.B2" office:value-type="string">
            <text:p text:style-name="SW_5f_Table">0x7</text:p>
          </table:table-cell>
        </table:table-row>
        <table:table-row>
          <table:table-cell table:style-name="Táboa34.A2" office:value-type="string">
            <text:p text:style-name="P14">Defend</text:p>
          </table:table-cell>
          <table:table-cell table:style-name="Táboa34.B2" office:value-type="string">
            <text:p text:style-name="SW_5f_Table">0x8</text:p>
          </table:table-cell>
        </table:table-row>
        <table:table-row>
          <table:table-cell table:style-name="Táboa34.A2" office:value-type="string">
            <text:p text:style-name="P14">Eat</text:p>
          </table:table-cell>
          <table:table-cell table:style-name="Táboa34.B2" office:value-type="string">
            <text:p text:style-name="SW_5f_Table">0x9</text:p>
          </table:table-cell>
        </table:table-row>
        <table:table-row>
          <table:table-cell table:style-name="Táboa34.A2" office:value-type="string">
            <text:p text:style-name="P14">Egg</text:p>
          </table:table-cell>
          <table:table-cell table:style-name="Táboa34.B2" office:value-type="string">
            <text:p text:style-name="SW_5f_Table">0xa</text:p>
          </table:table-cell>
        </table:table-row>
      </table:table>
      <text:p text:style-name="Table">Table <text:sequence text:ref-name="refTable14" text:name="Table" text:formula="ooow:Table+1" style:num-format="1">15</text:sequence>. Action codes</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5" text:name="Table" text:formula="ooow:Table+1" style:num-format="1">16</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6" text:name="Table" text:formula="ooow:Table+1" style:num-format="1">17</text:sequence>. Type of turns</text:p>
      <table:table table:name="Táboa40" table:style-name="Táboa40">
        <table:table-column table:style-name="Táboa40.A"/>
        <table:table-column table:style-name="Táboa40.B"/>
        <table:table-header-rows>
          <table:table-row>
            <table:table-cell table:style-name="Táboa40.A1" office:value-type="string" table:protected="true">
              <text:p text:style-name="P17">Fight</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Defend</text:p>
          </table:table-cell>
          <table:table-cell table:style-name="Táboa40.B2" office:value-type="string">
            <text:p text:style-name="SW_5f_Table">0x0</text:p>
          </table:table-cell>
        </table:table-row>
        <table:table-row>
          <table:table-cell table:style-name="Táboa40.A2" office:value-type="string">
            <text:p text:style-name="P14">Attack</text:p>
          </table:table-cell>
          <table:table-cell table:style-name="Táboa40.B2" office:value-type="string">
            <text:p text:style-name="SW_5f_Table">0x1</text:p>
          </table:table-cell>
        </table:table-row>
      </table:table>
      <text:p text:style-name="Table">Table <text:sequence text:ref-name="refTable17" text:name="Table" text:formula="ooow:Table+1" style:num-format="1">18</text:sequence>. Type of fight</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0" text:name="Table" text:formula="ooow:Table+1" style:num-format="1">21</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1" text:name="Table" text:formula="ooow:Table+1" style:num-format="1">22</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2" text:name="Table" text:formula="ooow:Table+1" style:num-format="1">23</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3" text:name="Table" text:formula="ooow:Table+1" style:num-format="1">24</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4" text:name="Table" text:formula="ooow:Table+1" style:num-format="1">25</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5" text:name="Table" text:formula="ooow:Table+1" style:num-format="1">26</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6" text:name="Table" text:formula="ooow:Table+1" style:num-format="1">27</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7" text:name="Table" text:formula="ooow:Table+1" style:num-format="1">28</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3">
        <text:list-item>
          <text:p text:style-name="P64"><text:span text:style-name="T8">Understanding</text:span> of the mutations: each mutation can be seen as a instruction in SWL.</text:p>
        </text:list-item>
        <text:list-item>
          <text:p text:style-name="P64"><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pc register is <text:span text:style-name="SWL_5f_Data">0x00000000</text:span>, the firs instruction to be executed is the one located at the begining of the code.</text:p>
      <text:h text:style-name="SW_5f_Title3" text:outline-level="3">Numbers</text:h>
      <text:p text:style-name="SW_5f_Text">Numerical values can be added to the code. This values must be 32 bits written in hexadecimal base.</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4">
        <text:list-item>
          <text:p text:style-name="P66">Read the content of the source file.</text:p>
        </text:list-item>
        <text:list-item>
          <text:p text:style-name="P66">Replace the includes with the outer files.</text:p>
        </text:list-item>
        <text:list-item>
          <text:p text:style-name="P66">Look for the indentifiers and the labels and replace them with their values.</text:p>
        </text:list-item>
        <text:list-item>
          <text:p text:style-name="P66">Look for the addresses redefinition and store this information.</text:p>
        </text:list-item>
        <text:list-item>
          <text:p text:style-name="P66">Create a empty file of the size defined in the source: use the default value if the size is not set.</text:p>
        </text:list-item>
        <text:list-item>
          <text:p text:style-name="P66">Start to translate line to line the source code to the binary code and save it to the correct addres.</text:p>
        </text:list-item>
      </text:list>
      <text:p text:style-name="SW_5f_Text">The compiler have several parameters:</text:p>
      <text:list text:style-name="L15">
        <text:list-item>
          <text:p text:style-name="P72">Input source file.</text:p>
        </text:list-item>
        <text:list-item>
          <text:p text:style-name="P72">Output binary file.</text:p>
        </text:list-item>
        <text:list-item>
          <text:p text:style-name="P72">(Optional) Include path: several include paths can be set. The include path is where the compiler search for includes files.</text:p>
        </text:list-item>
        <text:list-item>
          <text:p text:style-name="P72">(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16">
        <text:list-item>
          <text:p text:style-name="P76">Input binary file.</text:p>
        </text:list-item>
        <text:list-item>
          <text:p text:style-name="P76">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FIGHT</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8" text:name="Table" text:formula="ooow:Table+1" style:num-format="1">1</text:sequence>. Type of actions</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29" text:name="Table" text:formula="ooow:Table+1" style:num-format="1">2</text:sequence>. Type of movements</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0" text:name="Table" text:formula="ooow:Table+1" style:num-format="1">3</text:sequence>. Type of turns</text:p>
      <table:table table:name="Táboa51" table:style-name="Táboa51">
        <table:table-column table:style-name="Táboa51.A"/>
        <table:table-column table:style-name="Táboa51.B"/>
        <table:table-header-rows>
          <table:table-row>
            <table:table-cell table:style-name="Táboa51.A1" office:value-type="string" table:protected="true">
              <text:p text:style-name="SW_5f_TableIndex">Constant</text:p>
            </table:table-cell>
            <table:table-cell table:style-name="Táboa51.B1" office:value-type="string" table:protected="true">
              <text:p text:style-name="SW_5f_TableIndex"/>
            </table:table-cell>
          </table:table-row>
        </table:table-header-rows>
        <table:table-row>
          <table:table-cell table:style-name="Táboa51.A2" office:value-type="string">
            <text:p text:style-name="P14">ACTION_FIGHT_ATTACK</text:p>
          </table:table-cell>
          <table:table-cell table:style-name="Táboa51.B2" office:value-type="string">
            <text:p text:style-name="SW_5f_Table">Attack the bug that is in front of the bug.</text:p>
          </table:table-cell>
        </table:table-row>
        <table:table-row>
          <table:table-cell table:style-name="Táboa51.A2" office:value-type="string">
            <text:p text:style-name="P14">ACTION_<text:span text:style-name="T5">FIGHT_</text:span>DEFEND</text:p>
          </table:table-cell>
          <table:table-cell table:style-name="Táboa51.B2" office:value-type="string">
            <text:p text:style-name="SW_5f_Table">Defend from the bug that is in front of the bug.</text:p>
          </table:table-cell>
        </table:table-row>
      </table:table>
      <text:p text:style-name="Table">Table <text:sequence text:ref-name="refTable31" text:name="Table" text:formula="ooow:Table+1" style:num-format="1">4</text:sequence>. Type of fights</text:p>
      <text:h text:style-name="SW_5f_Title3" text:outline-level="3">alloc.swl</text:h>
      <text:p text:style-name="SW_5f_Text">A memory allocator.</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alloc_init</text:p>
          </table:table-cell>
          <table:table-cell table:style-name="Táboa15.B2" office:value-type="string">
            <text:p text:style-name="SW_5f_Table">Initializes the memory allocator.</text:p>
          </table:table-cell>
        </table:table-row>
        <table:table-row>
          <table:table-cell table:style-name="Táboa15.A2" office:value-type="string">
            <text:p text:style-name="P14">alloc_alloc</text:p>
          </table:table-cell>
          <table:table-cell table:style-name="Táboa15.B2" office:value-type="string">
            <text:p text:style-name="SW_5f_Table">Allocate a block of memory.</text:p>
          </table:table-cell>
        </table:table-row>
        <table:table-row>
          <table:table-cell table:style-name="Táboa15.A2" office:value-type="string">
            <text:p text:style-name="P14">alloc_resize</text:p>
          </table:table-cell>
          <table:table-cell table:style-name="Táboa15.B2" office:value-type="string">
            <text:p text:style-name="SW_5f_Table">Resize a block of memory.</text:p>
          </table:table-cell>
        </table:table-row>
        <table:table-row>
          <table:table-cell table:style-name="Táboa15.A2" office:value-type="string">
            <text:p text:style-name="P14">alloc_free</text:p>
          </table:table-cell>
          <table:table-cell table:style-name="Táboa15.B2" office:value-type="string">
            <text:p text:style-name="SW_5f_Table">Free a block of memory.</text:p>
          </table:table-cell>
        </table:table-row>
      </table:table>
      <text:p text:style-name="Table">Table <text:sequence text:ref-name="refTable32" text:name="Table" text:formula="ooow:Table+1" style:num-format="1">5</text:sequence>. Functions of alloc.swl</text:p>
      <text:h text:style-name="SW_5f_Title3" text:outline-level="3">chars.swl</text:h>
      <text:p text:style-name="SW_5f_Text">Definition of the ASCII values for the alphanumerical value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SW_5f_Table"><text:span text:style-name="T8">CHAR_0</text:span> ... <text:span text:style-name="T8">CHAR_9</text:span></text:p>
          </table:table-cell>
          <table:table-cell table:style-name="Táboa16.B2" office:value-type="string">
            <text:p text:style-name="SW_5f_Table">Numerical numbers</text:p>
          </table:table-cell>
        </table:table-row>
        <table:table-row>
          <table:table-cell table:style-name="Táboa16.A2" office:value-type="string">
            <text:p text:style-name="SW_5f_Table"><text:span text:style-name="T8">CHAR_A</text:span> ... <text:span text:style-name="T8">CHAR_Z</text:span></text:p>
          </table:table-cell>
          <table:table-cell table:style-name="Táboa16.B2" office:value-type="string">
            <text:p text:style-name="SW_5f_Table">Alphabetic characters.</text:p>
          </table:table-cell>
        </table:table-row>
        <table:table-row>
          <table:table-cell table:style-name="Táboa16.A2" office:value-type="string">
            <text:p text:style-name="P14">CHAR_SP</text:p>
          </table:table-cell>
          <table:table-cell table:style-name="Táboa16.B2" office:value-type="string">
            <text:p text:style-name="SW_5f_Table">Space.</text:p>
          </table:table-cell>
        </table:table-row>
        <table:table-row>
          <table:table-cell table:style-name="Táboa16.A2" office:value-type="string">
            <text:p text:style-name="P14">CHAR_END</text:p>
          </table:table-cell>
          <table:table-cell table:style-name="Táboa16.B2" office:value-type="string">
            <text:p text:style-name="SW_5f_Table">End of string.</text:p>
          </table:table-cell>
        </table:table-row>
      </table:table>
      <text:p text:style-name="Table">Table <text:sequence text:ref-name="refTable33" text:name="Table" text:formula="ooow:Table+1" style:num-format="1">6</text:sequence>. Constants of chars.swl</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4" text:name="Table" text:formula="ooow:Table+1" style:num-format="1">7</text:sequence>. Variables of error.swl</text:p>
      <text:p text:style-name="SW_5f_Text"/>
      <table:table table:name="Táboa17" table:style-name="Táboa17">
        <table:table-column table:style-name="Táboa17.A"/>
        <table:table-column table:style-name="Táboa17.B"/>
        <table:table-column table:style-name="Táboa17.C"/>
        <table:table-header-rows>
          <table:table-row>
            <table:table-cell table:style-name="Táboa17.A1" office:value-type="string" table:protected="true">
              <text:p text:style-name="SW_5f_TableIndex">Constant</text:p>
            </table:table-cell>
            <table:table-cell table:style-name="Táboa17.A1" office:value-type="string" table:protected="true">
              <text:p text:style-name="SW_5f_TableIndex">Where is used</text:p>
            </table:table-cell>
            <table:table-cell table:style-name="Táboa17.C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A2" office:value-type="string">
            <text:p text:style-name="SW_5f_Table"/>
          </table:table-cell>
          <table:table-cell table:style-name="Táboa17.C2" office:value-type="string">
            <text:p text:style-name="SW_5f_Table">No error.</text:p>
          </table:table-cell>
        </table:table-row>
        <table:table-row>
          <table:table-cell table:style-name="Táboa17.A2" office:value-type="string">
            <text:p text:style-name="P14">ERROR_NOFUNC</text:p>
          </table:table-cell>
          <table:table-cell table:style-name="Táboa17.A2" office:value-type="string">
            <text:p text:style-name="SW_5f_Table"/>
          </table:table-cell>
          <table:table-cell table:style-name="Táboa17.C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A2" office:value-type="string">
            <text:p text:style-name="SW_5f_Table"/>
          </table:table-cell>
          <table:table-cell table:style-name="Táboa17.C2" office:value-type="string">
            <text:p text:style-name="SW_5f_Table">Invalid argument.</text:p>
          </table:table-cell>
        </table:table-row>
        <table:table-row>
          <table:table-cell table:style-name="Táboa17.A2" office:value-type="string">
            <text:p text:style-name="P14">ERROR_RANGE</text:p>
          </table:table-cell>
          <table:table-cell table:style-name="Táboa17.A2" office:value-type="string">
            <text:p text:style-name="SW_5f_Table"/>
          </table:table-cell>
          <table:table-cell table:style-name="Táboa17.C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A2" office:value-type="string">
            <text:p text:style-name="SW_5f_Table"/>
          </table:table-cell>
          <table:table-cell table:style-name="Táboa17.C2" office:value-type="string">
            <text:p text:style-name="SW_5f_Table">Value too large for defined data type.</text:p>
          </table:table-cell>
        </table:table-row>
        <table:table-row>
          <table:table-cell table:style-name="Táboa17.A2" office:value-type="string">
            <text:p text:style-name="P14">ERROR_NOMEM</text:p>
          </table:table-cell>
          <table:table-cell table:style-name="Táboa17.A2" office:value-type="string">
            <text:p text:style-name="SW_5f_Table">alloc.swl</text:p>
          </table:table-cell>
          <table:table-cell table:style-name="Táboa17.C2" office:value-type="string">
            <text:p text:style-name="SW_5f_Table">alloc.swl: Out of memory.</text:p>
          </table:table-cell>
        </table:table-row>
        <table:table-row>
          <table:table-cell table:style-name="Táboa17.A2" office:value-type="string">
            <text:p text:style-name="P14">ERROR_FAULT</text:p>
          </table:table-cell>
          <table:table-cell table:style-name="Táboa17.A2" office:value-type="string">
            <text:p text:style-name="SW_5f_Table">alloc.swl</text:p>
          </table:table-cell>
          <table:table-cell table:style-name="Táboa17.C2" office:value-type="string">
            <text:p text:style-name="SW_5f_Table">alloc.swl: Bad address.</text:p>
          </table:table-cell>
        </table:table-row>
        <table:table-row>
          <table:table-cell table:style-name="Táboa17.A2" office:value-type="string">
            <text:p text:style-name="P14">ERROR_STRSIZE</text:p>
          </table:table-cell>
          <table:table-cell table:style-name="Táboa17.A2" office:value-type="string">
            <text:p text:style-name="SW_5f_Table">string.swl</text:p>
          </table:table-cell>
          <table:table-cell table:style-name="Táboa17.C2" office:value-type="string">
            <text:p text:style-name="SW_5f_Table">string.swl: String too long.</text:p>
          </table:table-cell>
        </table:table-row>
      </table:table>
      <text:p text:style-name="Table">Table <text:sequence text:ref-name="refTable35" text:name="Table" text:formula="ooow:Table+1" style:num-format="1">8</text:sequence>. Constants of error.swl</text:p>
      <text:h text:style-name="SW_5f_Title3" text:outline-level="3">events.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BIRTH</text:p>
          </table:table-cell>
          <table:table-cell table:style-name="Táboa33.B2" office:value-type="string">
            <text:p text:style-name="SW_5f_Table">Birth of the bug.</text:p>
          </table:table-cell>
        </table:table-row>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6" text:name="Table" text:formula="ooow:Table+1" style:num-format="1">9</text:sequence>. Constants of events.swl</text:p>
      <text:h text:style-name="SW_5f_Title3" text:outline-level="3">fixed.swl</text:h>
      <text:p text:style-name="SW_5f_Text">Fixed precission opera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Function</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fixed_round</text:p>
          </table:table-cell>
          <table:table-cell table:style-name="Táboa19.B2" office:value-type="string">
            <text:p text:style-name="SW_5f_Table">Round a fixed point number.</text:p>
          </table:table-cell>
        </table:table-row>
        <table:table-row>
          <table:table-cell table:style-name="Táboa19.A2" office:value-type="string">
            <text:p text:style-name="P14">fixed_add</text:p>
          </table:table-cell>
          <table:table-cell table:style-name="Táboa19.B2" office:value-type="string">
            <text:p text:style-name="SW_5f_Table">Add two fixed point numbers.</text:p>
          </table:table-cell>
        </table:table-row>
        <table:table-row>
          <table:table-cell table:style-name="Táboa19.A2" office:value-type="string">
            <text:p text:style-name="P14">fixed_sub</text:p>
          </table:table-cell>
          <table:table-cell table:style-name="Táboa19.B2" office:value-type="string">
            <text:p text:style-name="SW_5f_Table">Substract two fixed point numbers.</text:p>
          </table:table-cell>
        </table:table-row>
        <table:table-row>
          <table:table-cell table:style-name="Táboa19.A2" office:value-type="string">
            <text:p text:style-name="P14">fixed_mult</text:p>
          </table:table-cell>
          <table:table-cell table:style-name="Táboa19.B2" office:value-type="string">
            <text:p text:style-name="SW_5f_Table">Multiply two fixed point numbers.</text:p>
          </table:table-cell>
        </table:table-row>
        <table:table-row>
          <table:table-cell table:style-name="Táboa19.A2" office:value-type="string">
            <text:p text:style-name="P14">fixed_div</text:p>
          </table:table-cell>
          <table:table-cell table:style-name="Táboa19.B2" office:value-type="string">
            <text:p text:style-name="SW_5f_Table">Divide two fixed point numbers.</text:p>
          </table:table-cell>
        </table:table-row>
        <table:table-row>
          <table:table-cell table:style-name="Táboa19.A2" office:value-type="string">
            <text:p text:style-name="P14">fixed_overflow</text:p>
          </table:table-cell>
          <table:table-cell table:style-name="Táboa19.B2" office:value-type="string">
            <text:p text:style-name="SW_5f_Table">Check if a overflow happen.</text:p>
          </table:table-cell>
        </table:table-row>
        <table:table-row>
          <table:table-cell table:style-name="Táboa19.A2" office:value-type="string">
            <text:p text:style-name="P14">fixed_underflow</text:p>
          </table:table-cell>
          <table:table-cell table:style-name="Táboa19.B2" office:value-type="string">
            <text:p text:style-name="SW_5f_Table">Check if a underflow happen.</text:p>
          </table:table-cell>
        </table:table-row>
      </table:table>
      <text:p text:style-name="Table">Table <text:sequence text:ref-name="refTable37" text:name="Table" text:formula="ooow:Table+1" style:num-format="1">10</text:sequence>. Functions of fixed.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8" text:name="Table" text:formula="ooow:Table+1" style:num-format="1">11</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9" text:name="Table" text:formula="ooow:Table+1" style:num-format="1">12</text:sequence>. Functions of interrupt.swl</text:p>
      <text:h text:style-name="SW_5f_Title3" text:outline-level="3">list.swl</text:h>
      <text:p text:style-name="SW_5f_Text">Implementation of a list.</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Function</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list_init</text:p>
          </table:table-cell>
          <table:table-cell table:style-name="Táboa22.B2" office:value-type="string">
            <text:p text:style-name="SW_5f_Table">Initialization of a list.</text:p>
          </table:table-cell>
        </table:table-row>
        <table:table-row>
          <table:table-cell table:style-name="Táboa22.A2" office:value-type="string">
            <text:p text:style-name="P14">list_destroy</text:p>
          </table:table-cell>
          <table:table-cell table:style-name="Táboa22.B2" office:value-type="string">
            <text:p text:style-name="SW_5f_Table">Destruction of a list.</text:p>
          </table:table-cell>
        </table:table-row>
        <table:table-row>
          <table:table-cell table:style-name="Táboa22.A2" office:value-type="string">
            <text:p text:style-name="P14">list_insert</text:p>
          </table:table-cell>
          <table:table-cell table:style-name="Táboa22.B2" office:value-type="string">
            <text:p text:style-name="SW_5f_Table">Insert a element in the list.</text:p>
          </table:table-cell>
        </table:table-row>
        <table:table-row>
          <table:table-cell table:style-name="Táboa22.A2" office:value-type="string">
            <text:p text:style-name="P14">list_remove</text:p>
          </table:table-cell>
          <table:table-cell table:style-name="Táboa22.B2" office:value-type="string">
            <text:p text:style-name="SW_5f_Table">Remove a element from the list.</text:p>
          </table:table-cell>
        </table:table-row>
        <table:table-row>
          <table:table-cell table:style-name="Táboa22.A2" office:value-type="string">
            <text:p text:style-name="P14">list_size</text:p>
          </table:table-cell>
          <table:table-cell table:style-name="Táboa22.B2" office:value-type="string">
            <text:p text:style-name="SW_5f_Table">Size of the list.</text:p>
          </table:table-cell>
        </table:table-row>
        <table:table-row>
          <table:table-cell table:style-name="Táboa22.A2" office:value-type="string">
            <text:p text:style-name="P14">list_count</text:p>
          </table:table-cell>
          <table:table-cell table:style-name="Táboa22.B2" office:value-type="string">
            <text:p text:style-name="SW_5f_Table">Times that a element is in the list.</text:p>
          </table:table-cell>
        </table:table-row>
        <table:table-row>
          <table:table-cell table:style-name="Táboa22.A2" office:value-type="string">
            <text:p text:style-name="P14">list_find</text:p>
          </table:table-cell>
          <table:table-cell table:style-name="Táboa22.B2" office:value-type="string">
            <text:p text:style-name="SW_5f_Table">Find a element in the list.</text:p>
          </table:table-cell>
        </table:table-row>
      </table:table>
      <text:p text:style-name="Table">Table <text:sequence text:ref-name="refTable40" text:name="Table" text:formula="ooow:Table+1" style:num-format="1">13</text:sequence>. Functions of lis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41" text:name="Table" text:formula="ooow:Table+1" style:num-format="1">14</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42" text:name="Table" text:formula="ooow:Table+1" style:num-format="1">15</text:sequence>. Functions of math.swl</text:p>
      <text:h text:style-name="SW_5f_Title3" text:outline-level="3">memory.swl</text:h>
      <text:p text:style-name="SW_5f_Text">Operations over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3" text:name="Table" text:formula="ooow:Table+1" style:num-format="1">16</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4" text:name="Table" text:formula="ooow:Table+1" style:num-format="1">17</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5" text:name="Table" text:formula="ooow:Table+1" style:num-format="1">18</text:sequence>. Functions of random.swl</text:p>
      <text:h text:style-name="SW_5f_Title3" text:outline-level="3">stack.swl</text:h>
      <text:p text:style-name="SW_5f_Text">Stack operations.</text:p>
      <table:table table:name="Táboa28" table:style-name="Táboa28">
        <table:table-column table:style-name="Táboa28.A"/>
        <table:table-column table:style-name="Táboa28.B"/>
        <table:table-header-rows>
          <table:table-row>
            <table:table-cell table:style-name="Táboa28.A1" office:value-type="string" table:protected="true">
              <text:p text:style-name="SW_5f_TableIndex">Function</text:p>
            </table:table-cell>
            <table:table-cell table:style-name="Táboa28.B1" office:value-type="string" table:protected="true">
              <text:p text:style-name="SW_5f_TableIndex"/>
            </table:table-cell>
          </table:table-row>
        </table:table-header-rows>
        <table:table-row>
          <table:table-cell table:style-name="Táboa28.A2" office:value-type="string">
            <text:p text:style-name="P14">stack_push</text:p>
          </table:table-cell>
          <table:table-cell table:style-name="Táboa28.B2" office:value-type="string">
            <text:p text:style-name="SW_5f_Table">Push all the general purpose registers.</text:p>
          </table:table-cell>
        </table:table-row>
        <table:table-row>
          <table:table-cell table:style-name="Táboa28.A2" office:value-type="string">
            <text:p text:style-name="P14">stack_pop</text:p>
          </table:table-cell>
          <table:table-cell table:style-name="Táboa28.B2" office:value-type="string">
            <text:p text:style-name="SW_5f_Table">Pop all the general purpose registers.</text:p>
          </table:table-cell>
        </table:table-row>
      </table:table>
      <text:p text:style-name="Table">Table <text:sequence text:ref-name="refTable46" text:name="Table" text:formula="ooow:Table+1" style:num-format="1">19</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7" text:name="Table" text:formula="ooow:Table+1" style:num-format="1">20</text:sequence>. Functions of status.swl</text:p>
      <text:h text:style-name="SW_5f_Title3" text:outline-level="3">string.swl</text:h>
      <text:p text:style-name="SW_5f_Text">String operations.</text:p>
      <table:table table:name="Táboa30" table:style-name="Táboa30">
        <table:table-column table:style-name="Táboa30.A"/>
        <table:table-column table:style-name="Táboa30.B"/>
        <table:table-header-rows>
          <table:table-row>
            <table:table-cell table:style-name="Táboa30.A1" office:value-type="string" table:protected="true">
              <text:p text:style-name="SW_5f_TableIndex">Function</text:p>
            </table:table-cell>
            <table:table-cell table:style-name="Táboa30.B1" office:value-type="string" table:protected="true">
              <text:p text:style-name="SW_5f_TableIndex"/>
            </table:table-cell>
          </table:table-row>
        </table:table-header-rows>
        <table:table-row>
          <table:table-cell table:style-name="Táboa30.A2" office:value-type="string">
            <text:p text:style-name="P14">string_len</text:p>
          </table:table-cell>
          <table:table-cell table:style-name="Táboa30.B2" office:value-type="string">
            <text:p text:style-name="SW_5f_Table">Lenght of the string.</text:p>
          </table:table-cell>
        </table:table-row>
        <table:table-row>
          <table:table-cell table:style-name="Táboa30.A2" office:value-type="string">
            <text:p text:style-name="P14">string_copy</text:p>
          </table:table-cell>
          <table:table-cell table:style-name="Táboa30.B2" office:value-type="string">
            <text:p text:style-name="SW_5f_Table">Copy a string to other.</text:p>
          </table:table-cell>
        </table:table-row>
        <table:table-row>
          <table:table-cell table:style-name="Táboa30.A2" office:value-type="string">
            <text:p text:style-name="P14">string_cat</text:p>
          </table:table-cell>
          <table:table-cell table:style-name="Táboa30.B2" office:value-type="string">
            <text:p text:style-name="SW_5f_Table">Concatenate two strings.</text:p>
          </table:table-cell>
        </table:table-row>
        <table:table-row>
          <table:table-cell table:style-name="Táboa30.A2" office:value-type="string">
            <text:p text:style-name="P14">string_cmp</text:p>
          </table:table-cell>
          <table:table-cell table:style-name="Táboa30.B2" office:value-type="string">
            <text:p text:style-name="SW_5f_Table">Compare two strings.</text:p>
          </table:table-cell>
        </table:table-row>
        <table:table-row>
          <table:table-cell table:style-name="Táboa30.A2" office:value-type="string">
            <text:p text:style-name="P14">string_find</text:p>
          </table:table-cell>
          <table:table-cell table:style-name="Táboa30.B2" office:value-type="string">
            <text:p text:style-name="SW_5f_Table">Find the first apparition of a substring in a string.</text:p>
          </table:table-cell>
        </table:table-row>
        <table:table-row>
          <table:table-cell table:style-name="Táboa30.A2" office:value-type="string">
            <text:p text:style-name="P14">string_findend</text:p>
          </table:table-cell>
          <table:table-cell table:style-name="Táboa30.B2" office:value-type="string">
            <text:p text:style-name="SW_5f_Table">Find the last apparition of a substring in a string.</text:p>
          </table:table-cell>
        </table:table-row>
        <table:table-row>
          <table:table-cell table:style-name="Táboa30.A2" office:value-type="string">
            <text:p text:style-name="P14">string_split</text:p>
          </table:table-cell>
          <table:table-cell table:style-name="Táboa30.B2" office:value-type="string">
            <text:p text:style-name="SW_5f_Table">Split a string separated by a substring.</text:p>
          </table:table-cell>
        </table:table-row>
      </table:table>
      <text:p text:style-name="Table">Table <text:sequence text:ref-name="refTable48" text:name="Table" text:formula="ooow:Table+1" style:num-format="1">21</text:sequence>. Functions of string.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9" text:name="Table" text:formula="ooow:Table+1" style:num-format="1">22</text:sequence>. Variables of time.swl</text:p>
      <text:p text:style-name="SW_5f_Text"/>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50" text:name="Table" text:formula="ooow:Table+1" style:num-format="1">23</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17">
        <text:list-item>
          <text:p text:style-name="P78">To study the <text:span text:style-name="T8">evolution</text:span> of the bugs.</text:p>
        </text:list-item>
        <text:list-item>
          <text:p text:style-name="P78">To see the <text:span text:style-name="T8">genealogical tree</text:span> of the bugs.</text:p>
        </text:list-item>
        <text:list-item>
          <text:p text:style-name="P78">To <text:span text:style-name="T8">resume the simulation</text:span> in the point where it was stopped.</text:p>
        </text:list-item>
      </text:list>
      <text:h text:style-name="SW_5f_Title2" text:outline-level="2">Bug</text:h>
      <text:p text:style-name="SW_5f_Text">The information of a bug is:</text:p>
      <text:list text:style-name="L18">
        <text:list-item>
          <text:p text:style-name="P79">Identificator of the bug.</text:p>
        </text:list-item>
        <text:list-item>
          <text:p text:style-name="P79">Father: to create a genealogical tree.</text:p>
        </text:list-item>
        <text:list-item>
          <text:p text:style-name="P79">Energy.</text:p>
        </text:list-item>
        <text:list-item>
          <text:p text:style-name="P79">Position in the world.</text:p>
        </text:list-item>
        <text:list-item>
          <text:p text:style-name="P79">Orientation in the world.</text:p>
        </text:list-item>
        <text:list-item>
          <text:p text:style-name="P79">Age.</text:p>
        </text:list-item>
        <text:list-item>
          <text:p text:style-name="P79">Reason of its dead (if it's dead): killed by a bug or a error in the code.</text:p>
        </text:list-item>
        <text:list-item>
          <text:p text:style-name="P79">Who killed it.</text:p>
        </text:list-item>
      </text:list>
      <text:h text:style-name="SW_5f_Title2" text:outline-level="2">Egg</text:h>
      <text:p text:style-name="SW_5f_Text">The information of a egg is:</text:p>
      <text:list text:style-name="L19">
        <text:list-item>
          <text:p text:style-name="P87">Father.</text:p>
        </text:list-item>
        <text:list-item>
          <text:p text:style-name="P87">Energy.</text:p>
        </text:list-item>
        <text:list-item>
          <text:p text:style-name="P87">Position in the world.</text:p>
        </text:list-item>
        <text:list-item>
          <text:p text:style-name="P87">Orientation in the world.</text:p>
        </text:list-item>
        <text:list-item>
          <text:p text:style-name="P87">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20">
        <text:list-item>
          <text:p text:style-name="P92">Size.</text:p>
        </text:list-item>
        <text:list-item>
          <text:p text:style-name="P92">MD5 message digest: to compare if two codes are the same.</text:p>
        </text:list-item>
        <text:list-item>
          <text:p text:style-name="P92">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21">
        <text:list-item>
          <text:p text:style-name="P95">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2">
        <text:list-item>
          <text:p text:style-name="P96">Where the mutation happened.</text:p>
        </text:list-item>
        <text:list-item>
          <text:p text:style-name="P96">Type of mutations: addition, elimination of change in the code.</text:p>
        </text:list-item>
        <text:list-item>
          <text:p text:style-name="P96">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3">
        <text:list-item>
          <text:p text:style-name="P99">The cycles since the world was created.</text:p>
        </text:list-item>
        <text:list-item>
          <text:p text:style-name="P99">Next bug to be executed.</text:p>
        </text:list-item>
        <text:list-item>
          <text:p text:style-name="P99">Energy with which the developed bugs begin.</text:p>
        </text:list-item>
        <text:list-item>
          <text:p text:style-name="P99">The cycles that a egg needs to become a bug.</text:p>
        </text:list-item>
        <text:list-item>
          <text:p text:style-name="P99">Percent of mutations in the new code.</text:p>
        </text:list-item>
      </text:list>
      <text:list text:style-name="L4" text:continue-numbering="true">
        <text:list-item>
          <text:p text:style-name="P40">Multiplier of the attack.</text:p>
        </text:list-item>
        <text:list-item>
          <text:p text:style-name="P40">The energy needed for each action: move, fight, etc.</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14.746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Simple World Language</text:chapter></text:p>
      </style:header-left>
      <style:footer>
        <text:p text:style-name="P3"><text:page-number text:select-page="current">23</text:page-number></text:p>
      </style:footer>
      <style:footer-left>
        <text:p text:style-name="P4"><text:page-number text:select-page="current">2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2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7-05T10:15:25</dc:date>
    <meta:printed-by>Xosé Otero Ferreira</meta:printed-by>
    <meta:print-date>2007-06-28T11:55:43</meta:print-date>
    <dc:language>gl-ES</dc:language>
    <meta:editing-cycles>295</meta:editing-cycles>
    <meta:editing-duration>P1DT20H37M57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51" meta:image-count="1" meta:object-count="0" meta:page-count="40" meta:paragraph-count="1283" meta:word-count="5505" meta:character-count="30914"/>
  </office:meta>
</office:document-meta>
</file>